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nos" svg:font-family="Tino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2.56pt"/>
    </style:style>
    <style:style style:name="co2" style:family="table-column">
      <style:table-column-properties fo:break-before="auto" style:column-width="145.8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2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font-name="Tinos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2pt" fo:font-style="normal" fo:text-shadow="none" style:text-underline-style="none" fo:font-weight="normal" style:font-name-asian="DejaVu Sans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no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no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Noto Sans Devanaga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9"/>
        <table:table-row table:style-name="ro1">
          <table:table-cell table:style-name="ce3" office:value-type="string" calcext:value-type="string">
            <text:p>Phase 1 results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Mean F1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KNeighborsClassifier</text:p>
          </table:table-cell>
          <table:table-cell table:style-name="ce4" office:value-type="string" calcext:value-type="string">
            <text:p>n_neighbors=1</text:p>
          </table:table-cell>
          <table:table-cell table:style-name="ce14" office:value-type="float" office:value="0.14594" calcext:value-type="float">
            <text:p>0.14594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KNeighborsClassifier</text:p>
          </table:table-cell>
          <table:table-cell table:style-name="ce4" office:value-type="string" calcext:value-type="string">
            <text:p>n_neighbors=3</text:p>
          </table:table-cell>
          <table:table-cell table:style-name="ce14" office:value-type="float" office:value="0.06153" calcext:value-type="float">
            <text:p>0.06153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KNeighborsClassifier</text:p>
          </table:table-cell>
          <table:table-cell table:style-name="ce4" office:value-type="string" calcext:value-type="string">
            <text:p>n_neighbors=5</text:p>
          </table:table-cell>
          <table:table-cell table:style-name="ce14" office:value-type="float" office:value="0.02149" calcext:value-type="float">
            <text:p>0.0214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VC (Best result)</text:p>
          </table:table-cell>
          <table:table-cell table:style-name="ce10" office:value-type="string" calcext:value-type="string">
            <text:p>C=100000, kernel=rbf,</text:p>
            <text:p>Gamma=auto</text:p>
          </table:table-cell>
          <table:table-cell table:style-name="ce14" office:value-type="float" office:value="0.647633" calcext:value-type="float">
            <text:p>0.64763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 calcext:value-type="string">
            <text:p>Phase 2 best resul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est result for KNeighborsClassifi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CA parameters</text:p>
          </table:table-cell>
          <table:table-cell table:style-name="ce4" office:value-type="string" calcext:value-type="string">
            <text:p>n_components=51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KNeighborsClassifier parameters</text:p>
          </table:table-cell>
          <table:table-cell table:style-name="ce4" office:value-type="string" calcext:value-type="string">
            <text:p>n_neighbors=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ean F1</text:p>
          </table:table-cell>
          <table:table-cell table:style-name="ce11" office:value-type="float" office:value="0.146593511576159" calcext:value-type="float">
            <text:p>0.146593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4" office:value-type="string" calcext:value-type="string">
            <text:p>Best result for SV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CA parameters</text:p>
          </table:table-cell>
          <table:table-cell table:style-name="ce4" office:value-type="string" calcext:value-type="string">
            <text:p>n_components=1024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SVC parameters</text:p>
          </table:table-cell>
          <table:table-cell table:style-name="ce12" office:value-type="string" calcext:value-type="string">
            <text:p>C=1.0, kernel=linear,</text:p>
            <text:p>Gamma = auto</text:p>
          </table:table-cell>
          <table:table-cell table:style-name="ce12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Mean F1</text:p>
          </table:table-cell>
          <table:table-cell table:style-name="ce13" office:value-type="float" office:value="0.51976755" calcext:value-type="float">
            <text:p>0.51976755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nos" svg:font-family="Tino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6" loext:min-decimal-places="16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20:59:14.814798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dc:date>2018-11-21T01:37:10.694536945</dc:date>
    <meta:editing-duration>PT20H58M7S</meta:editing-duration>
    <meta:editing-cycles>5</meta:editing-cycles>
    <meta:document-statistic meta:table-count="1" meta:cell-count="31" meta:object-count="0"/>
  </office:meta>
</office:document-meta>
</file>